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3.51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one_one_lstm_metrics" table:style-name="ta1">
        <table:table-column table:style-name="co1" table:default-cell-style-name="ce1"/>
        <table:table-column table:style-name="co2" table:default-cell-style-name="ce2"/>
        <table:table-column table:style-name="co2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an_binary_accuracy</text:p>
          </table:table-cell>
          <table:table-cell office:value-type="float" office:value="0.82476" calcext:value-type="float">
            <text:p>0.82476</text:p>
          </table:table-cell>
          <table:table-cell office:value-type="float" office:value="0.80614" calcext:value-type="float">
            <text:p>0.80614</text:p>
          </table:table-cell>
          <table:table-cell table:formula="of:=MAX([.B2:.C2])" office:value-type="float" office:value="0.82476" calcext:value-type="float">
            <text:p>0.82476</text:p>
          </table:table-cell>
        </table:table-row>
        <table:table-row table:style-name="ro1">
          <table:table-cell office:value-type="string" calcext:value-type="string">
            <text:p>min_binary_accuracy</text:p>
          </table:table-cell>
          <table:table-cell office:value-type="float" office:value="0.66643" calcext:value-type="float">
            <text:p>0.66643</text:p>
          </table:table-cell>
          <table:table-cell office:value-type="float" office:value="0.65217" calcext:value-type="float">
            <text:p>0.65217</text:p>
          </table:table-cell>
          <table:table-cell table:formula="of:=MAX([.B3:.C3])" office:value-type="float" office:value="0.66643" calcext:value-type="float">
            <text:p>0.66643</text:p>
          </table:table-cell>
        </table:table-row>
        <table:table-row table:style-name="ro1">
          <table:table-cell office:value-type="string" calcext:value-type="string">
            <text:p>max_binary_accuracy</text:p>
          </table:table-cell>
          <table:table-cell office:value-type="float" office:value="0.93452" calcext:value-type="float">
            <text:p>0.93452</text:p>
          </table:table-cell>
          <table:table-cell office:value-type="float" office:value="0.93622" calcext:value-type="float">
            <text:p>0.93622</text:p>
          </table:table-cell>
          <table:table-cell table:formula="of:=MAX([.B4:.C4])" office:value-type="float" office:value="0.93622" calcext:value-type="float">
            <text:p>0.93622</text:p>
          </table:table-cell>
        </table:table-row>
        <table:table-row table:style-name="ro1">
          <table:table-cell office:value-type="string" calcext:value-type="string">
            <text:p>stdev_binary_accuracy</text:p>
          </table:table-cell>
          <table:table-cell office:value-type="float" office:value="0.06437" calcext:value-type="float">
            <text:p>0.06437</text:p>
          </table:table-cell>
          <table:table-cell office:value-type="float" office:value="0.06618" calcext:value-type="float">
            <text:p>0.06618</text:p>
          </table:table-cell>
          <table:table-cell table:formula="of:=MIN([.B5:.C5])" office:value-type="float" office:value="0.06437" calcext:value-type="float">
            <text:p>0.06437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table:style-name="ce3" office:value-type="float" office:value="153.20138" calcext:value-type="float">
            <text:p>153.20138</text:p>
          </table:table-cell>
          <table:table-cell office:value-type="float" office:value="104.69468" calcext:value-type="float">
            <text:p>104.69468</text:p>
          </table:table-cell>
          <table:table-cell table:formula="of:=MAX([.B6:.C6])" office:value-type="float" office:value="153.20138" calcext:value-type="float">
            <text:p>153.20138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table:style-name="ce3" office:value-type="float" office:value="68.22287" calcext:value-type="float">
            <text:p>68.22287</text:p>
          </table:table-cell>
          <table:table-cell office:value-type="float" office:value="46.49419" calcext:value-type="float">
            <text:p>46.49419</text:p>
          </table:table-cell>
          <table:table-cell table:formula="of:=MAX([.B7:.C7])" office:value-type="float" office:value="68.22287" calcext:value-type="float">
            <text:p>68.222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1:35:26.427922498</dc:date>
    <meta:editing-duration>PT5M52S</meta:editing-duration>
    <meta:editing-cycles>1</meta:editing-cycles>
    <meta:document-statistic meta:table-count="1" meta:cell-count="27" meta:object-count="0"/>
    <meta:generator>LibreOffice/6.0.7.3$Linux_X86_64 LibreOffice_project/00m0$Build-3</meta:generator>
  </office:meta>
</office:document-meta>
</file>